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663300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782cm"/>
    </style:style>
    <style:style style:name="gr4" style:family="graphic" style:parent-style-name="standard">
      <style:graphic-properties svg:stroke-width="0cm" svg:stroke-color="#808080" draw:marker-start-width="0.2cm" draw:marker-end-width="0.2cm" draw:fill-color="#ffffcc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gr5" style:family="graphic" style:parent-style-name="standard">
      <style:graphic-properties svg:stroke-color="#808080" draw:fill-color="#ffffcc" draw:fill-image-width="0cm" draw:fill-image-height="0cm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svg:stroke-color="#808080" draw:fill="solid" draw:fill-color="#ffffff" draw:fill-image-width="0cm" draw:fill-image-height="0cm" draw:textarea-vertical-align="middle" draw:shadow="hidden"/>
    </style:style>
    <style:style style:name="P1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67cm" svg:height="2.92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169cm" svg:y1="1cm" svg:x2="7.223cm" svg:y2="25.264cm">
          <text:p/>
        </draw:line>
        <draw:frame draw:style-name="gr3" draw:layer="layout" svg:width="6.35cm" svg:height="2.032cm" svg:x="16.748cm" svg:y="1.989cm">
          <draw:text-box>
            <text:p><text:span text:style-name="T1">LIBRARY</text:span></text:p>
          </draw:text-box>
        </draw:frame>
        <draw:custom-shape draw:style-name="gr4" draw:text-style-name="P1" draw:layer="layout" svg:width="6.223cm" svg:height="3.048cm" svg:x="1cm" svg:y="4.021cm"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07cm" svg:height="0.762cm" svg:x="1.762cm" svg:y="3.159cm">
          <text:p text:style-name="P1"><text:span text:style-name="T2"><text:s text:c="9"/>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445cm" svg:y1="3.159cm" svg:x2="5.445cm" svg:y2="3.921cm">
          <text:p/>
        </draw:line>
        <draw:line draw:style-name="gr6" draw:text-style-name="P1" draw:layer="layout" svg:x1="3.667cm" svg:y1="3.159cm" svg:x2="3.667cm" svg:y2="3.921cm">
          <text:p/>
        </draw:line>
        <draw:custom-shape draw:style-name="gr4" draw:text-style-name="P1" draw:layer="layout" svg:width="6.223cm" svg:height="3.048cm" svg:x="1cm" svg:y="7.096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223cm" svg:height="3.048cm" svg:x="1cm" svg:y="10.171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447cm" svg:height="11.811cm" svg:x="7.223cm" svg:y="3.921cm">
          <text:p text:style-name="P1">NEW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91cm" svg:height="1.505cm" svg:x="7.858cm" svg:y="2.016cm">
          <text:p text:style-name="P1">Log I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29cm" svg:height="2.032cm" svg:x="8.62cm" svg:y="4.81cm">
          <text:p text:style-name="P1">TOP 1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29cm" svg:height="2.032cm" svg:x="13.827cm" svg:y="4.81cm">
          <text:p text:style-name="P1">Other TO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29cm" svg:height="2.032cm" svg:x="19.415cm" svg:y="4.81cm">
          <text:p text:style-name="P1">Other To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67cm" fo:page-height="26.264cm" style:print-orientation="portrait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man </meta:initial-creator>
    <meta:creation-date>2014-06-14T22:18:23</meta:creation-date>
    <dc:date>2014-06-15T00:28:21</dc:date>
    <dc:creator>Arman </dc:creator>
    <meta:editing-duration>PT1H54M43S</meta:editing-duration>
    <meta:editing-cycles>1</meta:editing-cycles>
    <meta:document-statistic meta:object-count="14"/>
    <meta:generator>LibreOffice/3.5$Linux_X86_64 LibreOffice_project/350m1$Build-2</meta:generator>
  </office:meta>
</office:document-meta>
</file>